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782cm" table:align="left"/>
    </style:style>
    <style:style style:name="Table1.A" style:family="table-column">
      <style:table-column-properties style:column-width="3.981cm"/>
    </style:style>
    <style:style style:name="Table1.B" style:family="table-column">
      <style:table-column-properties style:column-width="1.72cm"/>
    </style:style>
    <style:style style:name="Table1.C" style:family="table-column">
      <style:table-column-properties style:column-width="2.081cm"/>
    </style:style>
    <style:style style:name="Table1.A1" style:family="table-cell">
      <style:table-cell-properties style:vertical-align="middle" fo:padding-left="0.344cm" fo:padding-right="0.344cm" fo:padding-top="0.159cm" fo:padding-bottom="0.159cm" fo:border="0.05pt solid #000000"/>
    </style:style>
    <style:style style:name="P1" style:family="paragraph" style:parent-style-name="Text_20_body">
      <style:paragraph-properties fo:margin-left="0cm" fo:margin-right="0cm" fo:margin-top="0cm" fo:margin-bottom="0cm" loext:contextual-spacing="false" fo:orphans="2" fo:widows="2" fo:text-indent="0cm" style:auto-text-indent="false"/>
    </style:style>
    <style:style style:name="P2" style:family="paragraph" style:parent-style-name="Text_20_body">
      <style:paragraph-properties fo:margin-left="0cm" fo:margin-right="0cm" fo:margin-top="0cm" fo:margin-bottom="0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e" style:font-name="Liberation Serif" fo:letter-spacing="normal" fo:font-style="normal" fo:font-weight="bold" officeooo:paragraph-rsid="00148386"/>
    </style:style>
    <style:style style:name="P3" style:family="paragraph" style:parent-style-name="Text_20_body">
      <style:paragraph-properties fo:margin-left="0cm" fo:margin-right="0cm" fo:margin-top="0cm" fo:margin-bottom="0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e" style:font-name="Liberation Serif" fo:font-size="12pt" fo:letter-spacing="normal" fo:font-style="normal" fo:font-weight="bold" officeooo:rsid="000a6b1b" officeooo:paragraph-rsid="00148386" style:font-size-asian="10.5pt" style:font-weight-asian="bold" style:font-size-complex="12pt" style:font-weight-complex="bold"/>
    </style:style>
    <style:style style:name="P4" style:family="paragraph" style:parent-style-name="Text_20_body">
      <style:paragraph-properties fo:margin-left="0cm" fo:margin-right="0cm" fo:margin-top="0cm" fo:margin-bottom="0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e" style:font-name="Liberation Serif" fo:font-size="12pt" fo:letter-spacing="normal" fo:font-style="normal" fo:font-weight="normal" officeooo:rsid="000a6b1b" officeooo:paragraph-rsid="00148386" style:font-size-asian="10.5pt" style:font-weight-asian="bold" style:font-size-complex="12pt" style:font-weight-complex="bold"/>
    </style:style>
    <style:style style:name="P5" style:family="paragraph" style:parent-style-name="Heading_20_1">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e" style:font-name="apple-system" fo:letter-spacing="normal" fo:font-style="normal" fo:font-weight="normal"/>
    </style:style>
    <style:style style:name="P6" style:family="paragraph" style:parent-style-name="Standard">
      <style:text-properties officeooo:rsid="000a6b1b" officeooo:paragraph-rsid="000a6b1b"/>
    </style:style>
    <style:style style:name="P7" style:family="paragraph" style:parent-style-name="Standard">
      <style:text-properties officeooo:rsid="000cb171" officeooo:paragraph-rsid="000cb171"/>
    </style:style>
    <style:style style:name="P8" style:family="paragraph" style:parent-style-name="Standard">
      <style:text-properties fo:font-weight="bold" officeooo:rsid="0010c4c0" officeooo:paragraph-rsid="0010c4c0" style:font-weight-asian="bold" style:font-weight-complex="bold"/>
    </style:style>
    <style:style style:name="P9" style:family="paragraph" style:parent-style-name="Standard">
      <style:text-properties fo:font-weight="bold" officeooo:rsid="001adc4c" officeooo:paragraph-rsid="001adc4c" style:font-weight-asian="bold" style:font-weight-complex="bold"/>
    </style:style>
    <style:style style:name="P10" style:family="paragraph" style:parent-style-name="Standard">
      <style:text-properties officeooo:paragraph-rsid="0010c4c0"/>
    </style:style>
    <style:style style:name="P11" style:family="paragraph" style:parent-style-name="Standard">
      <style:text-properties officeooo:rsid="0014cc26" officeooo:paragraph-rsid="0014cc26"/>
    </style:style>
    <style:style style:name="P12" style:family="paragraph" style:parent-style-name="Standard">
      <style:text-properties fo:font-weight="normal" officeooo:rsid="0010c4c0" officeooo:paragraph-rsid="0010c4c0" style:font-weight-asian="normal" style:font-weight-complex="normal"/>
    </style:style>
    <style:style style:name="P13" style:family="paragraph" style:parent-style-name="Table_20_Heading">
      <style:text-properties fo:font-weight="bold"/>
    </style:style>
    <style:style style:name="P14" style:family="paragraph" style:parent-style-name="Standard">
      <style:paragraph-properties fo:break-before="page"/>
      <style:text-properties fo:font-weight="bold" officeooo:rsid="0010c4c0" officeooo:paragraph-rsid="0010c4c0" style:font-weight-asian="bold" style:font-weight-complex="bold"/>
    </style:style>
    <style:style style:name="P15" style:family="paragraph" style:parent-style-name="Standard">
      <style:text-properties fo:font-weight="normal" officeooo:rsid="001adc4c" officeooo:paragraph-rsid="001adc4c" style:font-weight-asian="normal" style:font-weight-complex="normal"/>
    </style:style>
    <style:style style:name="P16" style:family="paragraph" style:parent-style-name="Standard">
      <style:text-properties fo:font-weight="normal" officeooo:rsid="001c145e" officeooo:paragraph-rsid="001c145e" style:font-weight-asian="normal" style:font-weight-complex="normal"/>
    </style:style>
    <style:style style:name="P17" style:family="paragraph" style:parent-style-name="Standard">
      <style:text-properties officeooo:rsid="00226397" officeooo:paragraph-rsid="00226397"/>
    </style:style>
    <style:style style:name="P18" style:family="paragraph" style:parent-style-name="Standard">
      <style:text-properties fo:font-weight="bold" officeooo:rsid="0010c4c0" officeooo:paragraph-rsid="000cb171" style:font-weight-asian="bold" style:font-weight-complex="bold"/>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SFMono-Regular" fo:font-size="9.75pt" fo:letter-spacing="normal" fo:font-style="normal" fo:font-weight="normal" loext:padding="0cm" loext:border="none"/>
    </style:style>
    <style:style style:name="T3" style:family="text">
      <style:text-properties officeooo:rsid="000c3109"/>
    </style:style>
    <style:style style:name="T4" style:family="text">
      <style:text-properties officeooo:rsid="000e9925"/>
    </style:style>
    <style:style style:name="T5" style:family="text">
      <style:text-properties fo:font-weight="normal" officeooo:rsid="0010c4c0" style:font-weight-asian="normal" style:font-weight-complex="normal"/>
    </style:style>
    <style:style style:name="T6" style:family="text">
      <style:text-properties fo:font-weight="normal" officeooo:rsid="001c954f" style:font-weight-asian="normal" style:font-weight-complex="normal"/>
    </style:style>
    <style:style style:name="T7" style:family="text">
      <style:text-properties officeooo:rsid="00133249"/>
    </style:style>
    <style:style style:name="T8" style:family="text">
      <style:text-properties officeooo:rsid="00144ccc"/>
    </style:style>
    <style:style style:name="T9" style:family="text">
      <style:text-properties style:font-name="Liberation Serif" fo:font-size="12pt" fo:font-weight="normal" officeooo:rsid="000a6b1b" style:font-size-asian="10.5pt" style:font-size-complex="12pt"/>
    </style:style>
    <style:style style:name="T10" style:family="text">
      <style:text-properties style:font-name="Liberation Serif" fo:font-size="12pt" fo:font-weight="normal" officeooo:rsid="00133249" style:font-size-asian="10.5pt" style:font-size-complex="12pt"/>
    </style:style>
    <style:style style:name="T11" style:family="text">
      <style:text-properties officeooo:rsid="00151d86"/>
    </style:style>
    <style:style style:name="T12" style:family="text">
      <style:text-properties officeooo:rsid="001590bd"/>
    </style:style>
    <style:style style:name="T13" style:family="text">
      <style:text-properties officeooo:rsid="0015ef87"/>
    </style:style>
    <style:style style:name="T14" style:family="text">
      <style:text-properties officeooo:rsid="0016c0b6"/>
    </style:style>
    <style:style style:name="T15" style:family="text">
      <style:text-properties officeooo:rsid="001c145e"/>
    </style:style>
    <style:style style:name="T16" style:family="text">
      <style:text-properties officeooo:rsid="001dd991"/>
    </style:style>
    <style:style style:name="T17" style:family="text">
      <style:text-properties officeooo:rsid="001f7d05"/>
    </style:style>
    <style:style style:name="T18" style:family="text">
      <style:text-properties officeooo:rsid="002094e8"/>
    </style:style>
    <style:style style:name="T19" style:family="text">
      <style:text-properties officeooo:rsid="00226397"/>
    </style:style>
    <style:style style:name="T20" style:family="text">
      <style:text-properties officeooo:rsid="0022bb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mbedded client implementation</text:p>
      <text:p text:style-name="P4"/>
      <text:p text:style-name="P2"><text:span text:style-name="T9">I found this table on </text:span><text:a xlink:type="simple" xlink:href="https://github.com/espressif/esp-wolfssl" text:style-name="Internet_20_link" text:visited-style-name="Visited_20_Internet_20_Link"><text:span text:style-name="T9">https://github.com/espressif/esp-wolfssl</text:span></text:a><text:span text:style-name="T9"> <text:s/></text:span><text:span text:style-name="T10">This refers to an implementation on an ESP32 embedded processor, the same one I will be experimenting with next.</text:span></text:p>
      <text:h text:style-name="P5" text:outline-level="1">Comparison of wolfSSL and mbedTLS</text:h>
      <text:p text:style-name="P1"><text:span text:style-name="T1">The following table shows a typical comparison between wolfSSL and mbedtls when </text:span><text:span text:style-name="Source_20_Text"><text:span text:style-name="T2">https_request </text:span></text:span><text:span text:style-name="T1">(which has server authentication) was run with both SSL/TLS libraries and with all respective configurations set to default. </text:span><text:span text:style-name="Emphasis"><text:span text:style-name="T1">(mbedtls IN_CONTENT length and OUT_CONTENT length were set to 16384 bytes and 4096 bytes respectively)</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Property</text:p>
            </table:table-cell>
            <table:table-cell table:style-name="Table1.A1" office:value-type="string">
              <text:p text:style-name="P13">wolfSSL</text:p>
            </table:table-cell>
            <table:table-cell table:style-name="Table1.A1" office:value-type="string">
              <text:p text:style-name="P13">mbedTLS</text:p>
            </table:table-cell>
          </table:table-row>
        </table:table-header-rows>
        <table:table-row>
          <table:table-cell table:style-name="Table1.A1" office:value-type="string">
            <text:p text:style-name="Table_20_Contents">Total Heap Consumed</text:p>
          </table:table-cell>
          <table:table-cell table:style-name="Table1.A1" office:value-type="string">
            <text:p text:style-name="Table_20_Contents">~19 Kb</text:p>
          </table:table-cell>
          <table:table-cell table:style-name="Table1.A1" office:value-type="string">
            <text:p text:style-name="Table_20_Contents">~37 Kb</text:p>
          </table:table-cell>
        </table:table-row>
        <table:table-row>
          <table:table-cell table:style-name="Table1.A1" office:value-type="string">
            <text:p text:style-name="Table_20_Contents">Task Stack Used</text:p>
          </table:table-cell>
          <table:table-cell table:style-name="Table1.A1" office:value-type="string">
            <text:p text:style-name="Table_20_Contents">~2.2 Kb</text:p>
          </table:table-cell>
          <table:table-cell table:style-name="Table1.A1" office:value-type="string">
            <text:p text:style-name="Table_20_Contents">~3.6 Kb</text:p>
          </table:table-cell>
        </table:table-row>
        <table:table-row>
          <table:table-cell table:style-name="Table1.A1" office:value-type="string">
            <text:p text:style-name="Table_20_Contents">Bin size</text:p>
          </table:table-cell>
          <table:table-cell table:style-name="Table1.A1" office:value-type="string">
            <text:p text:style-name="Table_20_Contents">~858 Kb</text:p>
          </table:table-cell>
          <table:table-cell table:style-name="Table1.A1" office:value-type="string">
            <text:p text:style-name="Table_20_Contents">~736 Kb</text:p>
          </table:table-cell>
        </table:table-row>
      </table:table>
      <text:p text:style-name="Standard"/>
      <text:p text:style-name="P6"/>
      <text:p text:style-name="P6">The results are not at all surprising, and I suspect that our numbers will be very similar. The binary size is dominated by the requirement to include CA root certificates, and the Stack and Heap are dominated by the <text:span text:style-name="T14">message</text:span> sizes transmitted by the server <text:span text:style-name="T3">which must be buffered by the client</text:span>. Our code will of course use no heap memory. <text:span text:style-name="T19">Currently it requires around 26Kbytes of stack memory, but I am confident that can be squeezed down further. </text:span><text:span text:style-name="T20">But I suspect that it will end up somewhere between 16K and 32K, and that reduction below 16k is not really feasible.</text:span></text:p>
      <text:p text:style-name="P6"/>
      <text:p text:style-name="P17">I have refactored and simplified the Certificate Chain processing code, in particular have reduced its memory consumption to a minimum.</text:p>
      <text:p text:style-name="P6"/>
      <text:p text:style-name="P8">Keeping it small</text:p>
      <text:p text:style-name="P6"/>
      <text:p text:style-name="P7">One thing a client can do to defend itself is to ask for a smaller record fragment size in its clientHello. According to the RFC the server <text:span text:style-name="T4">MAY</text:span> respond to this request. However it seems that about half of the websites I tested ignore this request – which according to the <text:span text:style-name="T4">RFC is permi</text:span><text:span text:style-name="T7">ssible behaviour for the Server.</text:span><text:span text:style-name="T4"> Since the default record size is 16384 bytes, we </text:span><text:span text:style-name="T8">will </text:span><text:span text:style-name="T4">ask for this to be reduced to 4096 bytes. No harm in asking!</text:span></text:p>
      <text:p text:style-name="P7"/>
      <text:p text:style-name="P11">Since we are only using stack memory, we need to set some sensible maximum values. Some are quite easy to set – the memory required to process a root cert for example. There are 130 root certificates in the store I am using, and the <text:span text:style-name="T20">largest</text:span> is 2<text:span text:style-name="T20">016</text:span> bytes long. <text:span text:style-name="T11">The biggest memory hog </text:span><text:span text:style-name="T13">is </text:span><text:span text:style-name="T11">the buffer for accepting server messages, </text:span><text:span text:style-name="T13">which must be big enough to take </text:span><text:span text:style-name="T14">a full </text:span><text:span text:style-name="T13">certificate chain</text:span><text:span text:style-name="T11">. </text:span><text:span text:style-name="T12">For now I am capping </text:span><text:span text:style-name="T13">this</text:span><text:span text:style-name="T12"> at </text:span><text:span text:style-name="T18">8</text:span><text:span text:style-name="T12">k bytes.</text:span></text:p>
      <text:p text:style-name="P18"/>
      <text:p text:style-name="P14">Forward secrecy</text:p>
      <text:p text:style-name="P8"/>
      <text:p text:style-name="P10"><text:span text:style-name="T5">Apparently using this idea - </text:span><text:a xlink:type="simple" xlink:href="https://eprint.iacr.org/2019/228.pdf" text:style-name="Internet_20_link" text:visited-style-name="Visited_20_Internet_20_Link"><text:span text:style-name="T5">https://eprint.iacr.org/2019/228.pdf</text:span></text:a><text:span text:style-name="T5"> – we can restore full-forward-secrecy </text:span><text:span text:style-name="T6">for 0-RTT </text:span><text:span text:style-name="T5">while sticking to the letter of the RFC, and only doing some new stuff on the server side. As it says “</text:span>We show that our construction can immediately be used in TLS 1.3 0-RTT and deployed unilaterally by servers, without requiring any changes to clients or the protocol<text:span text:style-name="T5">”. Seems like something we should consider.</text:span></text:p>
      <text:p text:style-name="P12"/>
      <text:p text:style-name="P12"/>
      <text:p text:style-name="P9">Post quantum key exchange</text:p>
      <text:p text:style-name="P9"/>
      <text:p text:style-name="P15">Just realised how easy it is to go hybrid post-quantum, that is how to retain forward secrecy after a crypto-busting quantum computer is <text:span text:style-name="T15">finally </text:span>invented. <text:span text:style-name="T15">First recall how TLS 1.3 works. The crypto starts with a simple elliptic curve based Diffie-Hellman key exchange which seeds all of the keys used subsequently. This key exchange is authenticated after-the-fact by the Server signing the whole transcript of the </text:span><text:span text:style-name="T20">key </text:span><text:span text:style-name="T15">exchange using the secret key associated with its public key embedded in its Certificate. </text:span></text:p>
      <text:p text:style-name="P15"/>
      <text:p text:style-name="P16">The point is that to achieve hybrid security, all we need to do is to replace the <text:span text:style-name="T16">existing </text:span>D-H key exchange with a post-quantum method. And unauthenticated key exchange is the simplest and most mature capability of all proposals for PQ security. So all we need to do is to replace the elliptic curve based key exchange with, for example, the NewHope <text:span text:style-name="T17">lattice-based </text:span>algorithm. Which is a very easy thing for us to do, as long as both client and server agree on it.</text:p>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FMono-Regular" svg:font-family="SFMono-Regular, Consolas, 'Liberation Mono', Menlo, monospace"/>
    <style:font-face style:name="apple-system" svg:font-family="apple-system, BlinkMacSystemFont, 'Segoe UI', Helvetica, Arial, sans-serif, 'Apple Color Emoji', 'Segoe UI Emoji'"/>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8T12:58:39.491000000</meta:creation-date>
    <dc:date>2021-01-31T12:44:11.886000000</dc:date>
    <meta:editing-duration>PT17H54M13S</meta:editing-duration>
    <meta:editing-cycles>17</meta:editing-cycles>
    <meta:generator>LibreOffice/6.4.5.2$Windows_X86_64 LibreOffice_project/a726b36747cf2001e06b58ad5db1aa3a9a1872d6</meta:generator>
    <meta:document-statistic meta:table-count="1" meta:image-count="0" meta:object-count="0" meta:page-count="2" meta:paragraph-count="26" meta:word-count="623" meta:character-count="3673" meta:non-whitespace-character-count="3071"/>
  </office:meta>
</office:document-meta>
</file>